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.031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ableCell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ableCell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" style:parent-style-name="TableContents" style:family="paragraph">
      <style:text-properties fo:language="ru" fo:country="RU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Cell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60" style:parent-style-name="Основнойшрифтабзаца" style:family="text">
      <style:text-properties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 fo:language="ru" fo:country="RU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text-properties fo:language="ru" fo:country="RU"/>
    </style:style>
    <style:style style:name="TableCell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" style:parent-style-name="TableContents" style:family="paragraph">
      <style:text-properties fo:language="ru" fo:country="RU"/>
    </style:style>
    <style:style style:name="P69" style:parent-style-name="TableContents" style:family="paragraph">
      <style:text-properties fo:language="ru" fo:country="RU"/>
    </style:style>
    <style:style style:name="TableRow70" style:family="table-row">
      <style:table-row-properties style:min-row-height="0.5555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ableCell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ableCell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91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2" style:parent-style-name="Основнойшрифтабзаца" style:family="text">
      <style:text-properties fo:font-size="11pt" style:font-size-asian="11pt" style:font-size-complex="11pt"/>
    </style:style>
    <style:style style:name="T93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4" style:parent-style-name="Основнойшрифтабзаца" style:family="text">
      <style:text-properties fo:font-size="11pt" style:font-size-asian="11pt" style:font-size-complex="11pt"/>
    </style:style>
    <style:style style:name="T95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6" style:parent-style-name="Основнойшрифтабзаца" style:family="text">
      <style:text-properties fo:font-size="11pt" style:font-size-asian="11pt" style:font-size-complex="11pt"/>
    </style:style>
    <style:style style:name="T97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98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P99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Крыгина Татьяна Дмитриевна</text:p>
          </table:table-cell>
        </table:table-row>
        <table:table-row table:style-name="TableRow10">
          <table:table-cell table:style-name="TableCell11" table:number-columns-spanned="2">
            <text:p text:style-name="P12">C#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зменение логики работы<text:s/>метод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TableContents"><text:span text:style-name="T22">Абстрактные, статические,<text:s/></text:span>sealed,<text:s/><text:span text:style-name="T23">обычные</text:span></text:p>
          </table:table-cell>
        </table:table-row>
        <table:table-row table:style-name="TableRow24">
          <table:table-cell table:style-name="TableCell25">
            <text:p text:style-name="TableContents"><text:span text:style-name="T26">Как и зачем можно использовать модификаторы<text:s/></text:span>sealed<text:span text:style-name="T27">,<text:s/></text:span>readonly<text:span text:style-name="T28">,<text:s/></text:span>const<text:span text:style-name="T29">? В чем отличие между ними?</text:span></text:p>
          </table:table-cell>
          <table:table-cell table:style-name="TableCell30">
            <text:p text:style-name="TableContents">sealed<text:span text:style-name="T31"><text:s/>запрещает классам наследоваться от этого класса.<text:s/></text:span>sealed<text:span text:style-name="T32"><text:s/>методы нельзя больше</text:span><text:span text:style-name="T33"><text:s/>переопределять.</text:span></text:p>
            <text:p text:style-name="TableContents">readonly<text:span text:style-name="T34"><text:s/>используется для полей, которые можно инициализировать, но нельзя изменять.</text:span></text:p>
            <text:p text:style-name="TableContents"><text:span text:style-name="T35">Const – это объявление константы, их нельзя изменять. Отличаются от<text:s/></text:span>readonly<text:span text:style-name="T36"><text:s/>тем, что на этапе компиляции вместо констант компилятор подставляет вместо<text:s/></text:span><text:span text:style-name="T37">них значения.</text:span></text:p>
          </table:table-cell>
        </table:table-row>
        <table:table-row table:style-name="TableRow38">
          <table:table-cell table:style-name="TableCell39">
            <text:p text:style-name="TableContents"><text:span text:style-name="T40">Какие есть варианты использования ключевого слова<text:s/></text:span>try<text:span text:style-name="T41">? Для чего используется ключевое слово<text:s/></text:span>using<text:span text:style-name="T42">?</text:span></text:p>
          </table:table-cell>
          <table:table-cell table:style-name="TableCell43">
            <text:p text:style-name="TableContents">try<text:span text:style-name="T44"><text:s/>должен использоваться вместе с<text:s/></text:span>catch<text:span text:style-name="T45"><text:s/>или<text:s/></text:span>finally<text:span text:style-name="T46"><text:s/>либо с обоими одновременно.<text:s/></text:span>using<text:span text:style-name="T47"><text:s/>используется для того, чтобы гарантировать очистку объе</text:span><text:span text:style-name="T48">кта в конце использования блока. <text:s/></text:span></text:p>
          </table:table-cell>
        </table:table-row>
        <table:table-row table:style-name="TableRow49">
          <table:table-cell table:style-name="TableCell50">
            <text:p text:style-name="TableContents"><text:span text:style-name="T51">Какие есть стандартные реализации интерфейса<text:s/></text:span>ICollection<text:span text:style-name="T52"><text:s/>и в каких ситуациях их нужно использовать?</text:span></text:p>
          </table:table-cell>
          <table:table-cell table:style-name="TableCell53">
            <text:p text:style-name="TableContents">List, Dictionary, Array, HashSet,Queue, Stack.</text:p>
            <text:p text:style-name="P54">Нужно использовать всегда, когда не возникает проблем с производительностью, многопоточностью и безопасностью.<text:s/></text:p>
          </table:table-cell>
        </table:table-row>
        <table:table-row table:style-name="TableRow55">
          <table:table-cell table:style-name="TableCell56">
            <text:p text:style-name="TableContents"><text:span text:style-name="T57">В чём основная идея<text:s/></text:span>LINQ<text:span text:style-name="T58">?</text:span></text:p>
          </table:table-cell>
          <table:table-cell table:style-name="TableCell59">
            <text:p text:style-name="TableContents">LINQ<text:span text:style-name="T60"><text:s/>нужен для того, чтобы было удобно работать с коллекциями, а также сократить объем кода, используя подход по аналогии с<text:s/></text:span>SQL</text:p>
          </table:table-cell>
        </table:table-row>
        <table:table-row table:style-name="TableRow61">
          <table:table-cell table:style-name="TableCell62" table:number-columns-spanned="2">
            <text:p text:style-name="P63">Разное</text:p>
          </table:table-cell>
          <table:covered-table-cell/>
        </table:table-row>
        <table:table-row table:style-name="TableRow64">
          <table:table-cell table:style-name="TableCell65">
            <text:p text:style-name="P66">Каким критериям должна удовлетворять «хорошая»<text:s/>хэш-функция?</text:p>
          </table:table-cell>
          <table:table-cell table:style-name="TableCell67">
            <text:p text:style-name="P68">Для одного и того же значения хеш всегда одинаковый.</text:p>
            <text:p text:style-name="P69">Для разных значений хеш всегда разный, коллизий<text:s/>почти не встречается. По хеш-значению невозможно найти исходное значение. Небольшое изменение исходного значения сильно изменяет хеш.</text:p>
          </table:table-cell>
        </table:table-row>
        <table:table-row table:style-name="TableRow70">
          <table:table-cell table:style-name="TableCell71">
            <text:p text:style-name="TableContents"><text:span text:style-name="T72">В чём причина п</text:span><text:span text:style-name="T73">опулярности и широкого распространения кодировки<text:s/></text:span>UTF<text:span text:style-name="T74">-8?</text:span></text:p>
          </table:table-cell>
          <table:table-cell table:style-name="TableCell75">
            <text:p text:style-name="P76">Поддерживает много различных языков</text:p>
          </table:table-cell>
        </table:table-row>
        <table:table-row table:style-name="TableRow77">
          <table:table-cell table:style-name="TableCell78">
            <text:p text:style-name="TableContents"><text:span text:style-name="T79">Сравните форматы<text:s/></text:span>XML<text:span text:style-name="T80"><text:s/>и<text:s/></text:span>JSON<text:span text:style-name="T81">. Когда какой использовать?</text:span></text:p>
          </table:table-cell>
          <table:table-cell table:style-name="TableCell82">
            <text:p text:style-name="TableContents"><text:span text:style-name="T83">В<text:s/></text:span>XML<text:span text:style-name="T84"><text:s/>из-за наличия тегов лучше видна иерархия объектов. В<text:s/></text:span>JSON<text:span text:style-name="T85"><text:s/>данные хранятся в парах ключ-значение.</text:span></text:p>
          </table:table-cell>
        </table:table-row>
        <table:table-row table:style-name="TableRow86">
          <table:table-cell table:style-name="TableCell87">
            <text:p text:style-name="TableContents"><text:span text:style-name="T88">Опишите что будет происходить «под капотом» после ввода адреса сайта в браузере и нажатия<text:s/></text:span>Enter<text:span text:style-name="T89">?</text:span></text:p>
          </table:table-cell>
          <table:table-cell table:style-name="TableCell90">
            <text:p text:style-name="TableContents"><text:span text:style-name="T91">Браузер отправляет запрос на<text:s/></text:span><text:span text:style-name="T92">DNS</text:span><text:span text:style-name="T93"><text:s/>сервер для того, чтобы получить<text:s/></text:span><text:span text:style-name="T94">IP</text:span><text:span text:style-name="T95"><text:s/>адрес. Далее браузер выполняет соединение с сервером и отправляет<text:s/></text:span><text:span text:style-name="T96">HTTP</text:span><text:span text:style-name="T97"><text:s/>запрос серверу. Веб-</text:span><text:span text:style-name="T98">сервер слушает порт и как только туда пришел запрос, перенаправляет его программе. Когда программа передаст ответ серверу, сервер отправит ответ браузеру. Браузер расшифрует ответ и отобразит страницу</text:span>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Татьяна Шипилова</meta:initial-creator>
    <dc:creator>Татьяна Шипилова</dc:creator>
    <meta:creation-date>2017-10-20T23:40:00Z</meta:creation-date>
    <dc:date>2021-06-24T17:06:00Z</dc:date>
    <meta:template xlink:href="Normal.dotm" xlink:type="simple"/>
    <meta:editing-cycles>2</meta:editing-cycles>
    <meta:editing-duration>PT8700S</meta:editing-duration>
    <meta:document-statistic meta:page-count="2" meta:paragraph-count="4" meta:word-count="362" meta:character-count="2422" meta:row-count="17" meta:non-whitespace-character-count="2064"/>
  </office:meta>
</office:document-meta>
</file>